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3D6785A91EFDE8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hatch" draw:fill-hatch-name="Black_20_45_20_Degrees" draw:fill-hatch-solid="true" draw:opacity="30%" draw:textarea-horizontal-align="justify" draw:textarea-vertical-align="middle" draw:auto-grow-height="false" fo:min-height="1.603cm" fo:min-width="5.597cm" draw:shadow-offset-x="0.203cm" draw:shadow-offset-y="0.203cm" draw:shadow-opacity="30%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497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8" style:family="paragraph">
      <loext:graphic-properties draw:fill="hatch" draw:fill-hatch-name="Black_20_45_20_Degrees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Calibri2" fo:font-size="14pt" style:font-size-asian="18pt" style:font-size-complex="18pt"/>
    </style:style>
    <style:style style:name="P10" style:family="paragraph">
      <loext:graphic-properties draw:fill="none" draw:fill-color="#ffffff"/>
      <style:text-properties style:font-name="Calibri1" fo:font-size="14pt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Calibri2" fo:font-size="14pt" style:font-size-asian="18pt" style:font-size-complex="18pt"/>
    </style:style>
    <style:style style:name="T4" style:family="text">
      <style:text-properties style:font-name="Calibri1" fo:font-size="14pt" style:font-size-asian="18pt" style:font-size-complex="18pt"/>
    </style:style>
    <style:style style:name="T5" style:family="text">
      <style:text-properties style:font-name="Calibri1" fo:font-size="14pt" fo:font-style="normal" style:font-size-asian="18pt" style:font-style-asian="normal" style:font-size-complex="18pt" style:font-style-complex="normal"/>
    </style:style>
    <style:style style:name="T6" style:family="text">
      <style:text-properties style:font-name="Calibri1"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1.27cm" svg:height="1.143cm" svg:x="20.542cm" svg:y="11.528cm">
          <draw:text-box>
            <text:p><text:span text:style-name="T1">...</text:span></text:p>
          </draw:text-box>
        </draw:frame>
        <draw:line draw:style-name="gr3" draw:text-style-name="P4" draw:layer="layout" svg:x1="19.415cm" svg:y1="6.956cm" svg:x2="15.478cm" svg:y2="9.115cm">
          <text:p/>
        </draw:line>
        <draw:line draw:style-name="gr3" draw:text-style-name="P4" draw:layer="layout" svg:x1="19.415cm" svg:y1="6.956cm" svg:x2="18.653cm" svg:y2="9.115cm">
          <text:p/>
        </draw:line>
        <draw:line draw:style-name="gr3" draw:text-style-name="P4" draw:layer="layout" svg:x1="19.427cm" svg:y1="6.944cm" svg:x2="18.665cm" svg:y2="9.103cm">
          <text:p/>
        </draw:line>
        <draw:line draw:style-name="gr3" draw:text-style-name="P4" draw:layer="layout" svg:x1="19.429cm" svg:y1="6.944cm" svg:x2="23.606cm" svg:y2="9.115cm">
          <text:p/>
        </draw:line>
        <draw:g>
          <draw:custom-shape draw:style-name="gr4" draw:text-style-name="P5" draw:layer="layout" svg:width="6.094cm" svg:height="1.855cm" draw:transform="rotate (-1.57219259019649) translate (16.417cm 9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16.439cm" svg:y1="12.143cm" svg:x2="14.559cm" svg:y2="12.143cm">
            <text:p/>
          </draw:line>
          <draw:line draw:style-name="gr5" draw:text-style-name="P6" draw:layer="layout" svg:x1="16.44cm" svg:y1="10.635cm" svg:x2="14.56cm" svg:y2="10.635cm">
            <text:p/>
          </draw:line>
          <draw:line draw:style-name="gr5" draw:text-style-name="P6" draw:layer="layout" svg:x1="16.423cm" svg:y1="13.649cm" svg:x2="14.543cm" svg:y2="13.649cm">
            <text:p/>
          </draw:line>
          <draw:frame draw:style-name="gr2" draw:text-style-name="P7" draw:layer="layout" svg:width="1.142cm" svg:height="1.143cm" draw:transform="rotate (-1.5707963267949) translate (16.053cm 12.439cm)">
            <draw:text-box>
              <text:p><text:span text:style-name="T2">...</text:span></text:p>
            </draw:text-box>
          </draw:frame>
          <draw:frame draw:style-name="gr6" draw:text-style-name="P4" draw:layer="layout" svg:width="1.27cm" svg:height="1.041cm" svg:x="14.843cm" svg:y="9.344cm">
            <draw:image xlink:href="Pictures/1000020100000058000000526CA269CF4EECA486.png" xlink:type="simple" xlink:show="embed" xlink:actuate="onLoad">
              <text:p/>
            </draw:image>
          </draw:frame>
          <draw:frame draw:style-name="gr6" draw:text-style-name="P4" draw:layer="layout" svg:width="1.27cm" svg:height="1.092cm" svg:x="14.843cm" svg:y="10.793cm">
            <draw:image xlink:href="Pictures/100002010000005A0000004AD7D5D79A5F308902.png" xlink:type="simple" xlink:show="embed" xlink:actuate="onLoad">
              <text:p/>
            </draw:image>
          </draw:frame>
          <draw:frame draw:style-name="gr6" draw:text-style-name="P4" draw:layer="layout" svg:width="1.27cm" svg:height="1.041cm" svg:x="14.843cm" svg:y="13.916cm">
            <draw:image xlink:href="Pictures/10000201000000580000004D3D6785A91EFDE826.png" xlink:type="simple" xlink:show="embed" xlink:actuate="onLoad">
              <text:p/>
            </draw:image>
          </draw:frame>
          <draw:custom-shape draw:style-name="gr7" draw:text-style-name="P8" draw:layer="layout" svg:width="6.097cm" svg:height="1.853cm" draw:transform="rotate (-1.57219259019649) translate (16.367cm 9.1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2.459cm" svg:height="0.762cm" svg:x="14.289cm" svg:y="15.338cm">
            <draw:text-box>
              <text:p><text:span text:style-name="T3">Sa</text:span><text:span text:style-name="T3">mpl</text:span><text:span text:style-name="T3">e 1</text:span></text:p>
            </draw:text-box>
          </draw:frame>
        </draw:g>
        <draw:g>
          <draw:custom-shape draw:style-name="gr4" draw:text-style-name="P5" draw:layer="layout" svg:width="6.094cm" svg:height="1.855cm" draw:transform="rotate (-1.57219259019649) translate (19.538cm 9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19.56cm" svg:y1="12.143cm" svg:x2="17.68cm" svg:y2="12.143cm">
            <text:p/>
          </draw:line>
          <draw:line draw:style-name="gr5" draw:text-style-name="P6" draw:layer="layout" svg:x1="19.561cm" svg:y1="10.635cm" svg:x2="17.681cm" svg:y2="10.635cm">
            <text:p/>
          </draw:line>
          <draw:line draw:style-name="gr5" draw:text-style-name="P6" draw:layer="layout" svg:x1="19.544cm" svg:y1="13.649cm" svg:x2="17.664cm" svg:y2="13.649cm">
            <text:p/>
          </draw:line>
          <draw:frame draw:style-name="gr2" draw:text-style-name="P7" draw:layer="layout" svg:width="1.142cm" svg:height="1.143cm" draw:transform="rotate (-1.5707963267949) translate (19.174cm 12.439cm)">
            <draw:text-box>
              <text:p><text:span text:style-name="T2">...</text:span></text:p>
            </draw:text-box>
          </draw:frame>
          <draw:frame draw:style-name="gr6" draw:text-style-name="P4" draw:layer="layout" svg:width="1.27cm" svg:height="1.041cm" svg:x="17.991cm" svg:y="9.369cm">
            <draw:image xlink:href="Pictures/100002010000004D0000004E2630245BBC890923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17.991cm" svg:y="10.891cm">
            <draw:image xlink:href="Pictures/100002010000005600000050D8EF9886CB0A9DBF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18.018cm" svg:y="13.839cm">
            <draw:image xlink:href="Pictures/10000201000000570000004A29AB5A5DC286293B.png" xlink:type="simple" xlink:show="embed" xlink:actuate="onLoad">
              <text:p/>
            </draw:image>
          </draw:frame>
          <draw:custom-shape draw:style-name="gr7" draw:text-style-name="P8" draw:layer="layout" svg:width="6.097cm" svg:height="1.853cm" draw:transform="rotate (-1.57219259019649) translate (19.499cm 9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407cm" svg:height="0.762cm" svg:x="17.489cm" svg:y="15.338cm">
            <draw:text-box>
              <text:p><text:span text:style-name="T4">Sample </text:span><text:span text:style-name="T5">2</text:span></text:p>
            </draw:text-box>
          </draw:frame>
        </draw:g>
        <draw:g>
          <draw:custom-shape draw:style-name="gr4" draw:text-style-name="P5" draw:layer="layout" svg:width="6.094cm" svg:height="1.855cm" draw:transform="rotate (-1.57219259019649) translate (24.37cm 9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24.392cm" svg:y1="12.143cm" svg:x2="22.512cm" svg:y2="12.143cm">
            <text:p/>
          </draw:line>
          <draw:line draw:style-name="gr5" draw:text-style-name="P6" draw:layer="layout" svg:x1="24.393cm" svg:y1="10.635cm" svg:x2="22.513cm" svg:y2="10.635cm">
            <text:p/>
          </draw:line>
          <draw:line draw:style-name="gr5" draw:text-style-name="P6" draw:layer="layout" svg:x1="24.376cm" svg:y1="13.649cm" svg:x2="22.496cm" svg:y2="13.649cm">
            <text:p/>
          </draw:line>
          <draw:frame draw:style-name="gr2" draw:text-style-name="P7" draw:layer="layout" svg:width="1.142cm" svg:height="1.143cm" draw:transform="rotate (-1.5707963267949) translate (24.006cm 12.439cm)">
            <draw:text-box>
              <text:p><text:span text:style-name="T2">...</text:span></text:p>
            </draw:text-box>
          </draw:frame>
          <draw:frame draw:style-name="gr6" draw:text-style-name="P4" draw:layer="layout" svg:width="1.27cm" svg:height="0.914cm" svg:x="22.744cm" svg:y="9.369cm">
            <draw:image xlink:href="Pictures/100002010000005A0000004F2B913769A3098F24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22.744cm" svg:y="10.893cm">
            <draw:image xlink:href="Pictures/10000201000000550000004FE18156582A8E340B.png" xlink:type="simple" xlink:show="embed" xlink:actuate="onLoad">
              <text:p/>
            </draw:image>
          </draw:frame>
          <draw:frame draw:style-name="gr6" draw:text-style-name="P4" draw:layer="layout" svg:width="1.27cm" svg:height="0.889cm" svg:x="22.744cm" svg:y="13.941cm">
            <draw:image xlink:href="Pictures/100002010000005C0000004D35387113DAEC8AFD.png" xlink:type="simple" xlink:show="embed" xlink:actuate="onLoad">
              <text:p/>
            </draw:image>
          </draw:frame>
          <draw:custom-shape draw:style-name="gr7" draw:text-style-name="P8" draw:layer="layout" svg:width="6.097cm" svg:height="1.853cm" draw:transform="rotate (-1.57219259019649) translate (24.325cm 9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2.433cm" svg:height="0.747cm" svg:x="22.289cm" svg:y="15.338cm">
            <draw:text-box>
              <text:p><text:span text:style-name="T4">Sa</text:span><text:span text:style-name="T4">mpl</text:span><text:span text:style-name="T4">e </text:span><text:span text:style-name="T6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09-28T23:32:11.228605692</dc:date>
    <meta:editing-duration>PT38M59S</meta:editing-duration>
    <meta:editing-cycles>8</meta:editing-cycles>
    <meta:generator>LibreOffice/5.1.4.2$Linux_X86_64 LibreOffice_project/10m0$Build-2</meta:generator>
    <meta:document-statistic meta:object-count="39"/>
  </office:meta>
</office:document-meta>
</file>